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kaydiaMono NF" svg:font-family="'CaskaydiaMono NF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ffff" loext:opacity="100%" style:font-name="CaskaydiaMono NF" fo:font-size="24pt" officeooo:rsid="000f45de" officeooo:paragraph-rsid="000f45de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CaskaydiaMono NF" fo:font-size="12pt" officeooo:rsid="000f45de" officeooo:paragraph-rsid="000f45de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bold" officeooo:rsid="000f45de" officeooo:paragraph-rsid="000f45d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bold" officeooo:rsid="0010bac6" officeooo:paragraph-rsid="0010bac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bold" officeooo:rsid="001184fa" officeooo:paragraph-rsid="001184f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bold" officeooo:rsid="00160410" officeooo:paragraph-rsid="0016041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bold" officeooo:rsid="001938f4" officeooo:paragraph-rsid="001938f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bold" officeooo:rsid="00142b93" officeooo:paragraph-rsid="00142b9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normal" officeooo:rsid="000f45de" officeooo:paragraph-rsid="000f45d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normal" officeooo:rsid="000f45de" officeooo:paragraph-rsid="0010bac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normal" officeooo:rsid="0010bac6" officeooo:paragraph-rsid="0010bac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normal" officeooo:rsid="001184fa" officeooo:paragraph-rsid="001184f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normal" officeooo:rsid="00160410" officeooo:paragraph-rsid="0016041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normal" officeooo:rsid="001764c7" officeooo:paragraph-rsid="001764c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normal" officeooo:rsid="001938f4" officeooo:paragraph-rsid="001938f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normal" officeooo:rsid="0019ee91" officeooo:paragraph-rsid="0019ee9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normal" officeooo:rsid="001a7c6d" officeooo:paragraph-rsid="001a7c6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ffffff" loext:opacity="100%" style:font-name="CaskaydiaMono NF" fo:font-size="12pt" fo:font-weight="normal" officeooo:rsid="001ba4b6" officeooo:paragraph-rsid="001ba4b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ffffff" loext:opacity="100%" style:font-name="CaskaydiaMono NF" fo:font-size="18pt" fo:font-weight="bold" officeooo:rsid="000f45de" officeooo:paragraph-rsid="000f45de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ffffff" loext:opacity="100%" style:font-name="CaskaydiaMono NF" fo:font-size="18pt" fo:font-weight="bold" officeooo:rsid="001938f4" officeooo:paragraph-rsid="001938f4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ffffff" loext:opacity="100%" style:font-name="CaskaydiaMono NF" fo:font-size="18pt" fo:font-weight="bold" officeooo:rsid="000f45de" officeooo:paragraph-rsid="000f45de" style:font-size-asian="18pt" style:font-weight-asian="bold" style:font-size-complex="18pt" style:font-weight-complex="bold"/>
    </style:style>
    <style:style style:name="T1" style:family="text">
      <style:text-properties officeooo:rsid="0010bac6"/>
    </style:style>
    <style:style style:name="T2" style:family="text">
      <style:text-properties officeooo:rsid="001184fa"/>
    </style:style>
    <style:style style:name="T3" style:family="text">
      <style:text-properties officeooo:rsid="00160410"/>
    </style:style>
    <style:style style:name="T4" style:family="text">
      <style:text-properties officeooo:rsid="001764c7"/>
    </style:style>
    <style:style style:name="T5" style:family="text">
      <style:text-properties officeooo:rsid="001938f4"/>
    </style:style>
    <style:style style:name="T6" style:family="text">
      <style:text-properties officeooo:rsid="0019ee9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ad77b"/>
    </style:style>
    <style:style style:name="T9" style:family="text">
      <style:text-properties officeooo:rsid="001e18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ing in Python</text:p>
      <text:p text:style-name="P2"/>
      <text:p text:style-name="P19">Introduction:</text:p>
      <text:p text:style-name="P3"/>
      <text:p text:style-name="P9">Python is a high-level, interpreted, interactive and object oriented-scripting language. </text:p>
      <text:p text:style-name="P9"/>
      <text:p text:style-name="P10">Python was designed to be highly readable <text:span text:style-name="T1">which uses english <text:s/>keywords frequently where as other languages use symbols. </text:span></text:p>
      <text:p text:style-name="P10"/>
      <text:p text:style-name="P11">Interpreted: This means it is processed at runtime. </text:p>
      <text:p text:style-name="P11"/>
      <text:p text:style-name="P11">Interactive: interact with the interpreter directly to write programs.</text:p>
      <text:p text:style-name="P11"/>
      <text:p text:style-name="P11">Object-oriented: Python supports object oriented style. </text:p>
      <text:p text:style-name="P11"/>
      <text:p text:style-name="P4"><text:span text:style-name="T7">Beginner’s language : EZ ASF.</text:span> </text:p>
      <text:p text:style-name="P4"/>
      <text:p text:style-name="P4"/>
      <text:p text:style-name="P19">History:</text:p>
      <text:p text:style-name="P3"/>
      <text:p text:style-name="P11">Python was developed by Guido van Rossum. </text:p>
      <text:p text:style-name="P11"/>
      <text:p text:style-name="P11">It is invented at the NRIMCS in Netherlands in 1991. </text:p>
      <text:p text:style-name="P11"/>
      <text:p text:style-name="P11">Named after “Monty python’s flying circus”. </text:p>
      <text:p text:style-name="P9"/>
      <text:p text:style-name="P9"/>
      <text:p text:style-name="P19">Features:</text:p>
      <text:p text:style-name="P3"/>
      <text:p text:style-name="P11">Easy-to-use</text:p>
      <text:p text:style-name="P11"/>
      <text:p text:style-name="P11">FOSS <text:span text:style-name="T2">(Free and open source)</text:span></text:p>
      <text:p text:style-name="P11"/>
      <text:p text:style-name="P11">Cross-platform Compatibility</text:p>
      <text:p text:style-name="P9"/>
      <text:p text:style-name="P12">Interactive mode</text:p>
      <text:p text:style-name="P12"/>
      <text:p text:style-name="P12">Extendable</text:p>
      <text:p text:style-name="P12"/>
      <text:p text:style-name="P12">Dynamic Memory Allocation</text:p>
      <text:p text:style-name="P12"/>
      <text:p text:style-name="P12">Versatile</text:p>
      <text:p text:style-name="P12"/>
      <text:p text:style-name="P12">Web services and API</text:p>
      <text:p text:style-name="P12"/>
      <text:p text:style-name="P12"><text:soft-page-break/>Carreer opportunities</text:p>
      <text:p text:style-name="P12"/>
      <text:p text:style-name="P12">Educational Use</text:p>
      <text:p text:style-name="P12"/>
      <text:p text:style-name="P12"/>
      <text:p text:style-name="P5">-- <text:span text:style-name="T3">TODO –- see difference betweeen python 2.x and python 3.x</text:span></text:p>
      <text:p text:style-name="P5">-- <text:span text:style-name="T3">TODO –- difference between C/C++ and python. </text:span></text:p>
      <text:p text:style-name="P5"/>
      <text:p text:style-name="P5"/>
      <text:p text:style-name="P19">Variables, Assignment, Keywords and I/O:</text:p>
      <text:p text:style-name="P19"/>
      <text:p text:style-name="P13">Python character set: (set of “valid” characters)</text:p>
      <text:p text:style-name="P13">Python uses traditional ASCII character set. <text:span text:style-name="T4">The latest version recognizes the Unicode encoding standard. </text:span></text:p>
      <text:p text:style-name="P13"/>
      <text:p text:style-name="P13">- <text:span text:style-name="T4">Letters: a-z, A-Z</text:span></text:p>
      <text:p text:style-name="P13">- <text:span text:style-name="T4">Digits : 0-9</text:span></text:p>
      <text:p text:style-name="P13">- <text:span text:style-name="T4">Special symbols: $&amp;[{}(=*)+]!#`~%:&lt;&gt;;,.”’-_</text:span></text:p>
      <text:p text:style-name="P13">- <text:span text:style-name="T4">Whitespaces: space, tab, carriage return, newline, form feed.</text:span></text:p>
      <text:p text:style-name="P13">- <text:span text:style-name="T4">Unicode as well.</text:span></text:p>
      <text:p text:style-name="P6"/>
      <text:p text:style-name="P14">Blocks of code are distinguished as indented lines. </text:p>
      <text:p text:style-name="P14"/>
      <text:p text:style-name="P14">Any kind of <text:span text:style-name="T5">quotations can be used to denote strings ‘ ’ , “ ” , “““ ”””. triple quotes can be used to write multi line strings. </text:span></text:p>
      <text:p text:style-name="P14"/>
      <text:p text:style-name="P15">Tokens are the smallest unit in a program. </text:p>
      <text:p text:style-name="P15"/>
      <text:p text:style-name="P16">Example: a , b has 3 tokens </text:p>
      <text:p text:style-name="P16"><text:s text:c="9"/>print ( “xyz” ) has 4 tokens (separated by spaces)</text:p>
      <text:p text:style-name="P16"/>
      <text:p text:style-name="P15">Python has the following tokens:</text:p>
      <text:p text:style-name="P15">- Keywords</text:p>
      <text:p text:style-name="P15">- Identifiers</text:p>
      <text:p text:style-name="P15">- Literals</text:p>
      <text:p text:style-name="P15">- Operators</text:p>
      <text:p text:style-name="P15">- Punctuators/Delimiters</text:p>
      <text:p text:style-name="P7"/>
      <text:p text:style-name="P20">Keywords: </text:p>
      <text:p text:style-name="P7"/>
      <text:p text:style-name="P15">Reserved words that have a special meaning for the interpreter/compiler. </text:p>
      <text:p text:style-name="P15"/>
      <text:p text:style-name="P15">Keywords in python- </text:p>
      <text:p text:style-name="P15">- and</text:p>
      <text:p text:style-name="P15">- as</text:p>
      <text:p text:style-name="P15">- assert</text:p>
      <text:p text:style-name="P15"><text:soft-page-break/>- break</text:p>
      <text:p text:style-name="P15">- class</text:p>
      <text:p text:style-name="P15">- continue</text:p>
      <text:p text:style-name="P15">- def</text:p>
      <text:p text:style-name="P15">- del</text:p>
      <text:p text:style-name="P15">- elif</text:p>
      <text:p text:style-name="P15">- <text:span text:style-name="T6">else</text:span></text:p>
      <text:p text:style-name="P17">- except</text:p>
      <text:p text:style-name="P15">-- TODO -- <text:s/>add keywords</text:p>
      <text:p text:style-name="P7"/>
      <text:p text:style-name="P20">Identifiers:</text:p>
      <text:p text:style-name="P7"/>
      <text:p text:style-name="P17">Identifiers are names used to identify variables, function, class, modure or other import. </text:p>
      <text:p text:style-name="P17"/>
      <text:p text:style-name="P17">It starts with a letter or _ and has alphanumeric characters and underscore. </text:p>
      <text:p text:style-name="P17"/>
      <text:p text:style-name="P17">Python does not allow space or symbols within identifiers. </text:p>
      <text:p text:style-name="P17"/>
      <text:p text:style-name="P17">It is CASE SENSITIVE. </text:p>
      <text:p text:style-name="P17"/>
      <text:p text:style-name="P20">Literals: </text:p>
      <text:p text:style-name="P7"/>
      <text:p text:style-name="P17">Literals are data items which have a fixed value. </text:p>
      <text:p text:style-name="P17"/>
      <text:p text:style-name="P17">Numbers and strings are literals. e.g. 4, 52, “hello world” etc. </text:p>
      <text:p text:style-name="P17"/>
      <text:p text:style-name="P17">- Declaring variables and assigning values:</text:p>
      <text:p text:style-name="P17"><text:tab/>when <text:span text:style-name="T8">we assign any value to a variable, it is declared automatically. </text:span></text:p>
      <text:p text:style-name="P17"><text:tab/><text:span text:style-name="T8">We neednt declare variables before using. </text:span></text:p>
      <text:p text:style-name="P17"/>
      <text:p text:style-name="P18">Python supports many literals: </text:p>
      <text:p text:style-name="P18">- String literals</text:p>
      <text:p text:style-name="P18">- Int literals</text:p>
      <text:p text:style-name="P18">- <text:span text:style-name="T9">Boolean literals</text:span></text:p>
      <text:p text:style-name="P18">- <text:span text:style-name="T9">Special literals</text:span></text:p>
      <text:p text:style-name="P18"/>
      <text:p text:style-name="P20">Operators:</text:p>
      <text:p text:style-name="P7"/>
      <text:p text:style-name="P20">Punctuations/Delimiters:</text:p>
      <text:p text:style-name="P21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kaydiaMono NF" svg:font-family="'CaskaydiaMono NF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09:21:21.675422108</meta:creation-date>
    <meta:editing-duration>PT3H10M35S</meta:editing-duration>
    <meta:editing-cycles>5</meta:editing-cycles>
    <meta:generator>LibreOffice/24.2.4.2$Linux_X86_64 LibreOffice_project/420$Build-2</meta:generator>
    <dc:date>2024-08-20T11:09:32.186998301</dc:date>
    <meta:document-statistic meta:table-count="0" meta:image-count="0" meta:object-count="0" meta:page-count="3" meta:paragraph-count="77" meta:word-count="398" meta:character-count="2535" meta:non-whitespace-character-count="2174"/>
  </office:meta>
</office:document-meta>
</file>